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7606" officeooo:paragraph-rsid="00157606" style:font-weight-asian="bold" style:font-weight-complex="bold"/>
    </style:style>
    <style:style style:name="P2" style:family="paragraph" style:parent-style-name="Standard">
      <style:text-properties fo:font-weight="bold" officeooo:rsid="00157606" officeooo:paragraph-rsid="0019b0a4" style:font-weight-asian="bold" style:font-weight-complex="bold"/>
    </style:style>
    <style:style style:name="P3" style:family="paragraph" style:parent-style-name="Standard">
      <style:text-properties fo:font-weight="bold" officeooo:rsid="00147c7f" officeooo:paragraph-rsid="00147c7f" style:font-weight-asian="bold" style:font-weight-complex="bold"/>
    </style:style>
    <style:style style:name="P4" style:family="paragraph" style:parent-style-name="Standard">
      <style:text-properties fo:font-weight="bold" officeooo:rsid="00147c7f" officeooo:paragraph-rsid="0019b0a4" style:font-weight-asian="bold" style:font-weight-complex="bold"/>
    </style:style>
    <style:style style:name="P5" style:family="paragraph" style:parent-style-name="Standard">
      <style:text-properties fo:font-weight="bold" officeooo:rsid="001a4306" officeooo:paragraph-rsid="001a4306" style:font-weight-asian="bold" style:font-weight-complex="bold"/>
    </style:style>
    <style:style style:name="P6" style:family="paragraph" style:parent-style-name="Standard">
      <style:text-properties fo:font-style="normal" fo:font-weight="bold" officeooo:rsid="00157606" officeooo:paragraph-rsid="00157606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147c7f" officeooo:paragraph-rsid="00157606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1a4306" officeooo:paragraph-rsid="001a4306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weight="bold" officeooo:rsid="001a4306" officeooo:paragraph-rsid="001a4306" style:font-weight-asian="bold" style:font-weight-complex="bold"/>
    </style:style>
    <style:style style:name="P10" style:family="paragraph" style:parent-style-name="Standard">
      <style:text-properties fo:font-weight="bold" officeooo:rsid="001a4306" officeooo:paragraph-rsid="001c5188" style:font-weight-asian="bold" style:font-weight-complex="bold"/>
    </style:style>
    <style:style style:name="P11" style:family="paragraph" style:parent-style-name="Standard">
      <style:text-properties fo:font-weight="bold" officeooo:rsid="001c5188" officeooo:paragraph-rsid="001c5188" style:font-weight-asian="bold" style:font-weight-complex="bold"/>
    </style:style>
    <style:style style:name="P12" style:family="paragraph" style:parent-style-name="Standard">
      <style:text-properties fo:font-weight="bold" officeooo:rsid="00157606" officeooo:paragraph-rsid="001c5188" style:font-weight-asian="bold" style:font-weight-complex="bold"/>
    </style:style>
    <style:style style:name="P13" style:family="paragraph" style:parent-style-name="Standard">
      <style:text-properties fo:font-weight="bold" officeooo:rsid="00157606" officeooo:paragraph-rsid="0020c14f" style:font-weight-asian="bold" style:font-weight-complex="bold"/>
    </style:style>
    <style:style style:name="P14" style:family="paragraph" style:parent-style-name="Standard">
      <style:text-properties fo:font-weight="bold" officeooo:rsid="00147c7f" officeooo:paragraph-rsid="001c5188" style:font-weight-asian="bold" style:font-weight-complex="bold"/>
    </style:style>
    <style:style style:name="P15" style:family="paragraph" style:parent-style-name="Standard">
      <style:text-properties fo:font-style="normal" fo:font-weight="bold" officeooo:rsid="001c5188" officeooo:paragraph-rsid="001c5188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147c7f" officeooo:paragraph-rsid="001c5188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ize="12pt" fo:font-weight="bold" officeooo:rsid="001c5188" officeooo:paragraph-rsid="001c5188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1f869b" officeooo:paragraph-rsid="001f869b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20c14f" officeooo:paragraph-rsid="0020c14f" style:font-size-asian="12pt" style:font-weight-asian="bold" style:font-size-complex="12pt" style:font-weight-complex="bold"/>
    </style:style>
    <style:style style:name="T1" style:family="text">
      <style:text-properties officeooo:rsid="00157606"/>
    </style:style>
    <style:style style:name="T2" style:family="text">
      <style:text-properties officeooo:rsid="001887a6"/>
    </style:style>
    <style:style style:name="T3" style:family="text">
      <style:text-properties officeooo:rsid="0019225f"/>
    </style:style>
    <style:style style:name="T4" style:family="text">
      <style:text-properties officeooo:rsid="0019b0a4"/>
    </style:style>
    <style:style style:name="T5" style:family="text">
      <style:text-properties officeooo:rsid="001a4306"/>
    </style:style>
    <style:style style:name="T6" style:family="text">
      <style:text-properties officeooo:rsid="001c5188"/>
    </style:style>
    <style:style style:name="T7" style:family="text">
      <style:text-properties fo:font-size="8pt" officeooo:rsid="001c5188" style:font-size-asian="8pt" style:font-size-complex="8pt"/>
    </style:style>
    <style:style style:name="T8" style:family="text">
      <style:text-properties fo:font-size="8pt" fo:font-style="normal" style:font-size-asian="8pt" style:font-style-asian="normal" style:font-size-complex="8pt" style:font-style-complex="normal"/>
    </style:style>
    <style:style style:name="T9" style:family="text">
      <style:text-properties fo:font-size="8pt" fo:font-style="normal" officeooo:rsid="001c5188" style:font-size-asian="8pt" style:font-style-asian="normal" style:font-size-complex="8pt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2501" style:font-style-asian="normal" style:font-style-complex="normal"/>
    </style:style>
    <style:style style:name="T12" style:family="text">
      <style:text-properties fo:font-style="normal" officeooo:rsid="0020c14f" style:font-style-asian="normal" style:font-style-complex="normal"/>
    </style:style>
    <style:style style:name="T13" style:family="text">
      <style:text-properties officeooo:rsid="0020c1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arte a <text:span text:style-name="T7">no pin</text:span></text:p>
      <text:p text:style-name="P7">Username : ubuntu</text:p>
      <text:p text:style-name="P16">Password : <text:span text:style-name="T6">12345678</text:span></text:p>
      <text:p text:style-name="P7">Name card : carte<text:span text:style-name="T1">a</text:span></text:p>
      <text:p text:style-name="P6">Network: <text:span text:style-name="T5">TestePi</text:span></text:p>
      <text:p text:style-name="P6">MDP : <text:span text:style-name="T5">12345678</text:span></text:p>
      <text:p text:style-name="P7">SSH: </text:p>
      <text:p text:style-name="P8">ip : 10.0.0.2</text:p>
      <text:p text:style-name="P15">134.212.186.173</text:p>
      <text:p text:style-name="P15"/>
      <text:p text:style-name="P12">Carte b <text:span text:style-name="T9">no pin</text:span></text:p>
      <text:p text:style-name="P3">Username : <text:span text:style-name="T13">user </text:span></text:p>
      <text:p text:style-name="P14">Password : <text:span text:style-name="T13">password</text:span></text:p>
      <text:p text:style-name="P3">Name card : carteb</text:p>
      <text:p text:style-name="P1">Network: <text:span text:style-name="T13">onera-guest</text:span></text:p>
      <text:p text:style-name="P1">MDP : </text:p>
      <text:p text:style-name="P3">SSH: </text:p>
      <text:p text:style-name="P5">ip : 10.0.0.3</text:p>
      <text:p text:style-name="P11">134.212.186.118</text:p>
      <text:p text:style-name="P11"/>
      <text:p text:style-name="P12">Carte <text:span text:style-name="T4">c </text:span><text:span text:style-name="T9">pin</text:span></text:p>
      <text:p text:style-name="P4">Username : <text:span text:style-name="T3">u</text:span>buntu</text:p>
      <text:p text:style-name="P14">Password : <text:span text:style-name="T6">12345678</text:span></text:p>
      <text:p text:style-name="P4">Name card : carte<text:span text:style-name="T4">c</text:span></text:p>
      <text:p text:style-name="P13">Network: <text:span text:style-name="T13">onera-guest</text:span></text:p>
      <text:p text:style-name="P2">MDP : </text:p>
      <text:p text:style-name="P4">SSH: </text:p>
      <text:p text:style-name="P5">ip : 10.0.0.1</text:p>
      <text:p text:style-name="P11">134.212.186.53</text:p>
      <text:p text:style-name="P11"/>
      <text:p text:style-name="P11">Carte D <text:span text:style-name="T8">pin</text:span></text:p>
      <text:p text:style-name="P14">Username : <text:span text:style-name="T3">u</text:span>buntu</text:p>
      <text:p text:style-name="P14">Password : <text:span text:style-name="T6">12345678</text:span></text:p>
      <text:p text:style-name="P14">Name card : carte<text:span text:style-name="T6">d</text:span></text:p>
      <text:p text:style-name="P13">Network: <text:span text:style-name="T13">onera-guest</text:span></text:p>
      <text:p text:style-name="P12">MDP : </text:p>
      <text:p text:style-name="P14">SSH: <text:span text:style-name="T13">no</text:span></text:p>
      <text:p text:style-name="P10">ip : 10.0.0.<text:span text:style-name="T6">4</text:span></text:p>
      <text:p text:style-name="P17"><text:span text:style-name="T10">134.212.</text:span><text:span text:style-name="T11">xxx.xxx</text:span></text:p>
      <text:p text:style-name="P17"><text:span text:style-name="T11"/></text:p>
      <text:p text:style-name="P18"><text:span text:style-name="T11">P</text:span><text:span text:style-name="T10">i3</text:span></text:p>
      <text:p text:style-name="P18"><text:span text:style-name="T10">Username : ubuntu</text:span></text:p>
      <text:p text:style-name="P18"><text:span text:style-name="T10">Password: 12345678</text:span></text:p>
      <text:p text:style-name="P18"><text:span text:style-name="T10">Name card : Pi3</text:span></text:p>
      <text:p text:style-name="P19"><text:span text:style-name="T10">Network: onera-guest</text:span></text:p>
      <text:p text:style-name="P19"><text:span text:style-name="T10">MDP : </text:span></text:p>
      <text:p text:style-name="P18"><text:span text:style-name="T10">SSH: o</text:span><text:span text:style-name="T12">ff</text:span></text:p>
      <text:p text:style-name="P18"><text:span text:style-name="T10">ip : 10.0.0.5</text:span></text:p>
      <text:p text:style-name="P18"><text:span text:style-name="T10">134.212.xxx.xxx</text:span></text:p>
      <text:p text:style-name="P17"><text:span text:style-name="T10"/></text:p>
      <text:p text:style-name="P17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1-13T15:12:23.557915997</meta:creation-date>
    <dc:date>2026-01-16T15:50:16.842022989</dc:date>
    <meta:editing-duration>PT2H40M2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45" meta:word-count="112" meta:character-count="621" meta:non-whitespace-character-count="546"/>
  </office:meta>
</office:document-meta>
</file>